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c63" officeooo:paragraph-rsid="001f2c63"/>
    </style:style>
    <style:style style:name="P2" style:family="paragraph" style:parent-style-name="Standard">
      <style:paragraph-properties fo:text-align="center" style:justify-single-word="false"/>
      <style:text-properties officeooo:rsid="001f2c63" officeooo:paragraph-rsid="0021ae97"/>
    </style:style>
    <style:style style:name="P3" style:family="paragraph" style:parent-style-name="Standard">
      <style:paragraph-properties fo:text-align="center" style:justify-single-word="false"/>
      <style:text-properties officeooo:rsid="001f2c63" officeooo:paragraph-rsid="001f2c63"/>
    </style:style>
    <style:style style:name="P4" style:family="paragraph" style:parent-style-name="Standard">
      <style:paragraph-properties fo:text-align="center" style:justify-single-word="false"/>
      <style:text-properties officeooo:rsid="001f2c63" officeooo:paragraph-rsid="0024bc5b"/>
    </style:style>
    <style:style style:name="P5" style:family="paragraph" style:parent-style-name="Standard">
      <style:text-properties officeooo:rsid="0020e47a" officeooo:paragraph-rsid="0020e47a"/>
    </style:style>
    <style:style style:name="P6" style:family="paragraph" style:parent-style-name="Standard">
      <style:text-properties officeooo:rsid="0021ac51" officeooo:paragraph-rsid="0021ac51"/>
    </style:style>
    <style:style style:name="P7" style:family="paragraph" style:parent-style-name="Standard">
      <style:text-properties officeooo:rsid="0021ae97" officeooo:paragraph-rsid="0021ae97"/>
    </style:style>
    <style:style style:name="P8" style:family="paragraph" style:parent-style-name="Standard">
      <style:text-properties officeooo:rsid="0021ae97" officeooo:paragraph-rsid="0024bc5b"/>
    </style:style>
    <style:style style:name="P9" style:family="paragraph" style:parent-style-name="Standard">
      <style:text-properties officeooo:rsid="00226e2c" officeooo:paragraph-rsid="00226e2c"/>
    </style:style>
    <style:style style:name="P10" style:family="paragraph" style:parent-style-name="Standard">
      <style:text-properties officeooo:rsid="0024bc5b" officeooo:paragraph-rsid="0024bc5b"/>
    </style:style>
    <style:style style:name="P11" style:family="paragraph" style:parent-style-name="Standard">
      <style:text-properties officeooo:rsid="002534d1" officeooo:paragraph-rsid="002534d1"/>
    </style:style>
    <style:style style:name="P12" style:family="paragraph" style:parent-style-name="Standard">
      <style:text-properties officeooo:rsid="0027d103" officeooo:paragraph-rsid="0027d103"/>
    </style:style>
    <style:style style:name="P13" style:family="paragraph" style:parent-style-name="Figure">
      <style:paragraph-properties fo:margin-left="0cm" fo:margin-right="0cm" fo:margin-top="0cm" fo:margin-bottom="0.21cm" loext:contextual-spacing="false" fo:text-align="center" style:justify-single-word="false" fo:text-indent="0cm" style:auto-text-indent="false"/>
      <style:text-properties officeooo:rsid="001f2c63" officeooo:paragraph-rsid="002391e3"/>
    </style:style>
    <style:style style:name="P14" style:family="paragraph" style:parent-style-name="Figure">
      <style:paragraph-properties fo:margin-left="0cm" fo:margin-right="0cm" fo:margin-top="0cm" fo:margin-bottom="0.21cm" loext:contextual-spacing="false" fo:text-align="center" style:justify-single-word="false" fo:text-indent="0cm" style:auto-text-indent="false"/>
      <style:text-properties officeooo:rsid="001f2c63" officeooo:paragraph-rsid="0024bc5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20e47a"/>
    </style:style>
    <style:style style:name="T2" style:family="text">
      <style:text-properties officeooo:rsid="0021ac51"/>
    </style:style>
    <style:style style:name="T3" style:family="text">
      <style:text-properties officeooo:rsid="0021ae97"/>
    </style:style>
    <style:style style:name="T4" style:family="text">
      <style:text-properties officeooo:rsid="00226e2c"/>
    </style:style>
    <style:style style:name="T5" style:family="text">
      <style:text-properties officeooo:rsid="002391e3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2391e3"/>
    </style:style>
    <style:style style:name="T8" style:family="text">
      <style:text-properties style:text-position="sub 58%" officeooo:rsid="0027d103"/>
    </style:style>
    <style:style style:name="T9" style:family="text">
      <style:text-properties officeooo:rsid="0024bc5b"/>
    </style:style>
    <style:style style:name="T10" style:family="text">
      <style:text-properties officeooo:rsid="002534d1"/>
    </style:style>
    <style:style style:name="T11" style:family="text">
      <style:text-properties style:text-position="0% 100%"/>
    </style:style>
    <style:style style:name="T12" style:family="text">
      <style:text-properties officeooo:rsid="0027e33f"/>
    </style:style>
    <style:style style:name="T13" style:family="text">
      <style:text-properties style:text-position="33% 58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-33% 58%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0.706cm" fo:min-width="0.7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998cm" fo:min-width="0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0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none" draw:textarea-vertical-align="middle" draw:auto-grow-height="false" fo:min-height="5.211cm" fo:min-width="0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none" draw:textarea-vertical-align="middle" draw:auto-grow-height="false" fo:min-height="3.791cm" fo:min-width="0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none" draw:textarea-vertical-align="middle" draw:auto-grow-height="false" fo:min-height="4.023cm" fo:min-width="0.1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CIC filter is a filter for multirate digital signal processing. CIC filter-decimator <text:span text:style-name="T1">performs low-pass filtering and decimation. CIC filter has economical architecture and uses registers, no multipliers required. Filter consists of chain of integrator stages and chain of comb stages.</text:span></text:p>
      <text:p text:style-name="P1"/>
      <text:h text:style-name="Heading_20_1" text:outline-level="1">Structure of CIC filter</text:h>
      <text:p text:style-name="P6">Structure of the CIC decimat<text:span text:style-name="T10">ion</text:span> filter, <text:span text:style-name="T3">non-pipelined is shown on </text:span><text:span text:style-name="T3"><text:sequence-ref text:reference-format="category-and-value" text:ref-name="refFigure0">Figure 1</text:sequence-ref></text:span><text:span text:style-name="T3">.</text:span></text:p>
      <text:p text:style-name="P3"><draw:frame draw:style-name="fr1" draw:name="Frame1" text:anchor-type="as-char" svg:width="16.842cm" draw:z-index="1"><draw:text-box fo:min-height="5.86cm"><text:p text:style-name="Frame_20_contents"><draw:custom-shape text:anchor-type="paragraph" draw:z-index="2" draw:name="Shape2" draw:style-name="gr1" draw:text-style-name="P16" svg:width="0.999cm" svg:height="0.999cm" svg:x="1.215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2" draw:text-style-name="P16" svg:width="0.999cm" svg:height="0.999cm" svg:x="1.215cm" svg:y="1.215cm"><text:p text:style-name="P15">z<text:span text:style-name="T13">-1</text:span></text:p><draw:enhanced-geometry svg:viewBox="0 0 21600 21600" draw:type="rectangle" draw:enhanced-path="M 0 0 L 21600 0 21600 21600 0 21600 0 0 Z N"/></draw:custom-shape><draw:line text:anchor-type="paragraph" draw:z-index="4" draw:name="Shape1" draw:style-name="gr3" draw:text-style-name="P16" svg:x1="1.715cm" svg:y1="2.214cm" svg:x2="1.715cm" svg:y2="3.212cm"><text:p/></draw:line><draw:line text:anchor-type="paragraph" draw:z-index="5" draw:name="Shape1" draw:style-name="gr3" draw:text-style-name="P16" svg:x1="2.713cm" svg:y1="1.715cm" svg:x2="2.214cm" svg:y2="1.715cm"><text:p/></draw:line><draw:line text:anchor-type="paragraph" draw:z-index="6" draw:name="Shape1" draw:style-name="gr3" draw:text-style-name="P16" svg:x1="2.713cm" svg:y1="3.711cm" svg:x2="3.212cm" svg:y2="3.711cm"><text:p/></draw:line><draw:line text:anchor-type="paragraph" draw:z-index="7" draw:name="Shape1" draw:style-name="gr3" draw:text-style-name="P16" svg:x1="0.716cm" svg:y1="3.711cm" svg:x2="1.215cm" svg:y2="3.711cm"><text:p/></draw:line><draw:line text:anchor-type="paragraph" draw:z-index="8" draw:name="Shape4" draw:style-name="gr4" draw:text-style-name="P15" svg:x1="2.713cm" svg:y1="1.741cm" svg:x2="2.713cm" svg:y2="3.738cm"><text:p/></draw:line><draw:line text:anchor-type="paragraph" draw:z-index="9" draw:name="Shape5" draw:style-name="gr4" draw:text-style-name="P15" svg:x1="2.214cm" svg:y1="3.711cm" svg:x2="2.713cm" svg:y2="3.711cm"><text:p/></draw:line><draw:custom-shape text:anchor-type="paragraph" draw:z-index="10" draw:name="Shape2" draw:style-name="gr1" draw:text-style-name="P16" svg:width="0.999cm" svg:height="0.999cm" svg:x="9.451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3" draw:style-name="gr2" draw:text-style-name="P16" svg:width="0.999cm" svg:height="0.999cm" svg:x="9.451cm" svg:y="1.215cm"><text:p text:style-name="P15">z<text:span text:style-name="T13">-M</text:span></text:p><draw:enhanced-geometry svg:viewBox="0 0 21600 21600" draw:type="rectangle" draw:enhanced-path="M 0 0 L 21600 0 21600 21600 0 21600 0 0 Z N"/></draw:custom-shape><draw:line text:anchor-type="paragraph" draw:z-index="12" draw:name="Shape1" draw:style-name="gr5" draw:text-style-name="P16" svg:x1="9.95cm" svg:y1="2.214cm" svg:x2="9.95cm" svg:y2="3.212cm"><text:p text:style-name="P15"/></draw:line><draw:line text:anchor-type="paragraph" draw:z-index="13" draw:name="Shape1" draw:style-name="gr3" draw:text-style-name="P16" svg:x1="8.952cm" svg:y1="1.715cm" svg:x2="9.451cm" svg:y2="1.715cm"><text:p/></draw:line><draw:line text:anchor-type="paragraph" draw:z-index="14" draw:name="Shape1" draw:style-name="gr3" draw:text-style-name="P16" svg:x1="10.449cm" svg:y1="3.738cm" svg:x2="10.948cm" svg:y2="3.738cm"><text:p/></draw:line><draw:line text:anchor-type="paragraph" draw:z-index="15" draw:name="Shape1" draw:style-name="gr3" draw:text-style-name="P16" svg:x1="8.952cm" svg:y1="3.711cm" svg:x2="9.451cm" svg:y2="3.711cm"><text:p/></draw:line><draw:line text:anchor-type="paragraph" draw:z-index="16" draw:name="Shape4" draw:style-name="gr4" draw:text-style-name="P15" svg:x1="8.952cm" svg:y1="1.715cm" svg:x2="8.952cm" svg:y2="3.712cm"><text:p/></draw:line><draw:line text:anchor-type="paragraph" draw:z-index="17" draw:name="Shape5" draw:style-name="gr4" draw:text-style-name="P15" svg:x1="8.453cm" svg:y1="3.711cm" svg:x2="8.952cm" svg:y2="3.711cm"><text:p/></draw:line><draw:frame text:anchor-type="paragraph" draw:z-index="18" draw:name="Shape6" draw:style-name="gr6" draw:text-style-name="P17" svg:width="0.5cm" svg:height="0.5cm" svg:x="10.199cm" svg:y="2.713cm"><draw:text-box><text:p>-</text:p></draw:text-box></draw:frame><draw:frame text:anchor-type="paragraph" draw:z-index="19" draw:name="Shape6" draw:style-name="gr6" draw:text-style-name="P17" svg:width="0.5cm" svg:height="0.5cm" svg:x="9.2cm" svg:y="3.212cm"><draw:text-box><text:p>+</text:p></draw:text-box></draw:frame><draw:custom-shape text:anchor-type="paragraph" draw:z-index="20" draw:name="Shape2" draw:style-name="gr1" draw:text-style-name="P16" svg:width="0.999cm" svg:height="0.999cm" svg:x="4.459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3" draw:style-name="gr2" draw:text-style-name="P16" svg:width="0.999cm" svg:height="0.999cm" svg:x="4.459cm" svg:y="1.215cm"><text:p text:style-name="P15">z<text:span text:style-name="T13">-1</text:span></text:p><draw:enhanced-geometry svg:viewBox="0 0 21600 21600" draw:type="rectangle" draw:enhanced-path="M 0 0 L 21600 0 21600 21600 0 21600 0 0 Z N"/></draw:custom-shape><draw:line text:anchor-type="paragraph" draw:z-index="22" draw:name="Shape1" draw:style-name="gr3" draw:text-style-name="P16" svg:x1="4.958cm" svg:y1="2.214cm" svg:x2="4.958cm" svg:y2="3.212cm"><text:p/></draw:line><draw:line text:anchor-type="paragraph" draw:z-index="23" draw:name="Shape1" draw:style-name="gr3" draw:text-style-name="P16" svg:x1="5.956cm" svg:y1="1.715cm" svg:x2="5.457cm" svg:y2="1.715cm"><text:p/></draw:line><draw:line text:anchor-type="paragraph" draw:z-index="24" draw:name="Shape1" draw:style-name="gr3" draw:text-style-name="P16" svg:x1="5.957cm" svg:y1="3.711cm" svg:x2="6.456cm" svg:y2="3.711cm"><text:p/></draw:line><draw:line text:anchor-type="paragraph" draw:z-index="25" draw:name="Shape1" draw:style-name="gr3" draw:text-style-name="P16" svg:x1="3.96cm" svg:y1="3.711cm" svg:x2="4.459cm" svg:y2="3.711cm"><text:p/></draw:line><draw:line text:anchor-type="paragraph" draw:z-index="26" draw:name="Shape4" draw:style-name="gr4" draw:text-style-name="P15" svg:x1="5.957cm" svg:y1="1.741cm" svg:x2="5.957cm" svg:y2="3.738cm"><text:p/></draw:line><draw:line text:anchor-type="paragraph" draw:z-index="27" draw:name="Shape5" draw:style-name="gr4" draw:text-style-name="P15" svg:x1="5.457cm" svg:y1="3.711cm" svg:x2="5.956cm" svg:y2="3.711cm"><text:p/></draw:line><draw:custom-shape text:anchor-type="paragraph" draw:z-index="28" draw:name="Shape2" draw:style-name="gr1" draw:text-style-name="P16" svg:width="0.999cm" svg:height="0.999cm" svg:x="12.696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" draw:style-name="gr2" draw:text-style-name="P16" svg:width="0.999cm" svg:height="0.999cm" svg:x="12.696cm" svg:y="1.215cm"><text:p text:style-name="P15">z<text:span text:style-name="T13">-M</text:span></text:p><draw:enhanced-geometry svg:viewBox="0 0 21600 21600" draw:type="rectangle" draw:enhanced-path="M 0 0 L 21600 0 21600 21600 0 21600 0 0 Z N"/></draw:custom-shape><draw:line text:anchor-type="paragraph" draw:z-index="30" draw:name="Shape1" draw:style-name="gr5" draw:text-style-name="P16" svg:x1="13.196cm" svg:y1="2.214cm" svg:x2="13.196cm" svg:y2="3.212cm"><text:p/></draw:line><draw:line text:anchor-type="paragraph" draw:z-index="31" draw:name="Shape1" draw:style-name="gr3" draw:text-style-name="P16" svg:x1="12.197cm" svg:y1="1.715cm" svg:x2="12.696cm" svg:y2="1.715cm"><text:p/></draw:line><draw:line text:anchor-type="paragraph" draw:z-index="32" draw:name="Shape1" draw:style-name="gr3" draw:text-style-name="P16" svg:x1="13.695cm" svg:y1="3.738cm" svg:x2="14.194cm" svg:y2="3.738cm"><text:p/></draw:line><draw:line text:anchor-type="paragraph" draw:z-index="33" draw:name="Shape1" draw:style-name="gr3" draw:text-style-name="P16" svg:x1="12.197cm" svg:y1="3.711cm" svg:x2="12.696cm" svg:y2="3.711cm"><text:p/></draw:line><draw:line text:anchor-type="paragraph" draw:z-index="34" draw:name="Shape4" draw:style-name="gr4" draw:text-style-name="P15" svg:x1="12.197cm" svg:y1="1.715cm" svg:x2="12.197cm" svg:y2="3.712cm"><text:p/></draw:line><draw:line text:anchor-type="paragraph" draw:z-index="35" draw:name="Shape5" draw:style-name="gr4" draw:text-style-name="P15" svg:x1="11.698cm" svg:y1="3.711cm" svg:x2="12.197cm" svg:y2="3.711cm"><text:p/></draw:line><draw:frame text:anchor-type="paragraph" draw:z-index="36" draw:name="Shape6" draw:style-name="gr6" draw:text-style-name="P17" svg:width="0.5cm" svg:height="0.5cm" svg:x="13.444cm" svg:y="2.713cm"><draw:text-box><text:p>-</text:p></draw:text-box></draw:frame><draw:frame text:anchor-type="paragraph" draw:z-index="37" draw:name="Shape6" draw:style-name="gr6" draw:text-style-name="P17" svg:width="0.5cm" svg:height="0.5cm" svg:x="12.446cm" svg:y="3.212cm"><draw:text-box><text:p>+</text:p></draw:text-box></draw:frame><draw:frame text:anchor-type="paragraph" draw:z-index="38" draw:name="Shape6" draw:style-name="gr6" draw:text-style-name="P19" svg:width="0.5cm" svg:height="0.5cm" svg:x="3.461cm" svg:y="3.212cm"><draw:text-box><text:p text:style-name="P18"><text:span text:style-name="T14">...</text:span></text:p></draw:text-box></draw:frame><draw:frame text:anchor-type="paragraph" draw:z-index="39" draw:name="Shape6" draw:style-name="gr6" draw:text-style-name="P19" svg:width="0.5cm" svg:height="0.5cm" svg:x="11.199cm" svg:y="3.212cm"><draw:text-box><text:p text:style-name="P18"><text:span text:style-name="T14">...</text:span></text:p></draw:text-box></draw:frame><draw:line text:anchor-type="paragraph" draw:z-index="40" draw:name="Shape5" draw:style-name="gr4" draw:text-style-name="P15" svg:x1="6.456cm" svg:y1="3.711cm" svg:x2="6.955cm" svg:y2="3.711cm"><text:p/></draw:line><draw:line text:anchor-type="paragraph" draw:z-index="41" draw:name="Shape5" draw:style-name="gr4" draw:text-style-name="P15" svg:x1="7.454cm" svg:y1="3.711cm" svg:x2="8.452cm" svg:y2="3.711cm"><text:p/></draw:line><draw:line text:anchor-type="paragraph" draw:z-index="42" draw:name="Shape5" draw:style-name="gr4" draw:text-style-name="P15" svg:x1="6.955cm" svg:y1="3.711cm" svg:x2="7.454cm" svg:y2="3.461cm"><text:p/></draw:line><draw:frame text:anchor-type="paragraph" draw:z-index="43" draw:name="Shape6" draw:style-name="gr6" draw:text-style-name="P17" svg:width="0.5cm" svg:height="0.59cm" svg:x="6.456cm" svg:y="2.962cm"><draw:text-box><text:p>f<text:span text:style-name="T15">s</text:span></text:p></draw:text-box></draw:frame><draw:frame text:anchor-type="paragraph" draw:z-index="44" draw:name="Shape6" draw:style-name="gr7" draw:text-style-name="P17" svg:width="0.75cm" svg:height="1.077cm" svg:x="7.953cm" svg:y="2.872cm"><draw:text-box><text:p>f<text:span text:style-name="T15">s</text:span><text:span text:style-name="T11">/R</text:span></text:p></draw:text-box></draw:frame><draw:custom-shape text:anchor-type="paragraph" draw:z-index="45" draw:name="Shape7" draw:style-name="gr8" draw:text-style-name="P16" svg:width="0.5cm" svg:height="5.497cm" draw:transform="rotate (-1.5707963267949) translate (6.45583333333333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46" draw:name="Shape7" draw:style-name="gr8" draw:text-style-name="P16" svg:width="0.5cm" svg:height="5.497cm" draw:transform="rotate (-1.5707963267949) translate (14.1993055555556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20" draw:name="Shape6" draw:style-name="gr10" draw:text-style-name="P17" svg:width="4.7cm" svg:height="0.59cm" svg:x="0.96cm" svg:y="0.127cm"><draw:text-box><text:p>Integrator section, N stages</text:p></draw:text-box></draw:frame><draw:frame text:anchor-type="paragraph" draw:z-index="121" draw:name="Shape6" draw:style-name="gr10" draw:text-style-name="P17" svg:width="4.194cm" svg:height="0.59cm" svg:x="9.278cm" svg:y="0.127cm"><draw:text-box><text:p>Comb section, N stages</text:p></draw:text-box></draw:frame></text:p></draw:text-box></draw:frame></text:p>
      <text:p text:style-name="P13">Figure <text:sequence text:ref-name="refFigure0" text:name="Figure" text:formula="ooow:Figure+1" style:num-format="1">1</text:sequence>: CIC decimator, non-pipelined.</text:p>
      <text:p text:style-name="P7">Long chain of <text:span text:style-name="T5">adders</text:span> reduce speed performance. For reducing delays in <text:span text:style-name="T10">the chain of</text:span> <text:span text:style-name="T5">adders</text:span> this structure transformed to pipelined structure <text:span text:style-name="T10">shown on </text:span><text:span text:style-name="T10"><text:sequence-ref text:reference-format="category-and-value" text:ref-name="refFigure1">Figure 2</text:sequence-ref></text:span>.</text:p>
      <text:p text:style-name="P2"><draw:frame draw:style-name="fr1" draw:name="Frame2" text:anchor-type="as-char" svg:width="13.596cm" draw:z-index="47"><draw:text-box fo:min-height="5.86cm"><text:p text:style-name="Frame_20_contents"><draw:custom-shape text:anchor-type="paragraph" draw:z-index="48" draw:name="Shape2" draw:style-name="gr1" draw:text-style-name="P16" svg:width="0.999cm" svg:height="0.999cm" svg:x="1.215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3" draw:style-name="gr2" draw:text-style-name="P16" svg:width="0.999cm" svg:height="0.999cm" svg:x="2.713cm" svg:y="3.201cm"><text:p text:style-name="P15">z<text:span text:style-name="T13">-1</text:span></text:p><draw:enhanced-geometry svg:viewBox="0 0 21600 21600" draw:type="rectangle" draw:enhanced-path="M 0 0 L 21600 0 21600 21600 0 21600 0 0 Z N"/></draw:custom-shape><draw:line text:anchor-type="paragraph" draw:z-index="50" draw:name="Shape1" draw:style-name="gr3" draw:text-style-name="P16" svg:x1="1.715cm" svg:y1="2.702cm" svg:x2="1.715cm" svg:y2="3.212cm"><text:p/></draw:line><draw:line text:anchor-type="paragraph" draw:z-index="51" draw:name="Shape1" draw:style-name="gr3" draw:text-style-name="P16" svg:x1="3.711cm" svg:y1="3.701cm" svg:x2="4.709cm" svg:y2="3.701cm"><text:p/></draw:line><draw:line text:anchor-type="paragraph" draw:z-index="52" draw:name="Shape1" draw:style-name="gr3" draw:text-style-name="P16" svg:x1="0.716cm" svg:y1="3.711cm" svg:x2="1.215cm" svg:y2="3.711cm"><text:p/></draw:line><draw:line text:anchor-type="paragraph" draw:z-index="53" draw:name="Shape5" draw:style-name="gr4" draw:text-style-name="P15" svg:x1="2.214cm" svg:y1="3.711cm" svg:x2="2.713cm" svg:y2="3.711cm"><text:p/></draw:line><draw:custom-shape text:anchor-type="paragraph" draw:z-index="54" draw:name="Shape2" draw:style-name="gr1" draw:text-style-name="P16" svg:width="0.999cm" svg:height="0.999cm" svg:x="8.703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3" draw:style-name="gr2" draw:text-style-name="P16" svg:width="0.999cm" svg:height="0.999cm" svg:x="8.703cm" svg:y="1.215cm"><text:p text:style-name="P15">z<text:span text:style-name="T13">-M</text:span></text:p><draw:enhanced-geometry svg:viewBox="0 0 21600 21600" draw:type="rectangle" draw:enhanced-path="M 0 0 L 21600 0 21600 21600 0 21600 0 0 Z N"/></draw:custom-shape><draw:line text:anchor-type="paragraph" draw:z-index="56" draw:name="Shape1" draw:style-name="gr5" draw:text-style-name="P16" svg:x1="9.202cm" svg:y1="2.214cm" svg:x2="9.202cm" svg:y2="3.212cm"><text:p/></draw:line><draw:line text:anchor-type="paragraph" draw:z-index="57" draw:name="Shape1" draw:style-name="gr3" draw:text-style-name="P16" svg:x1="8.204cm" svg:y1="1.715cm" svg:x2="8.703cm" svg:y2="1.715cm"><text:p/></draw:line><draw:line text:anchor-type="paragraph" draw:z-index="58" draw:name="Shape1" draw:style-name="gr3" draw:text-style-name="P16" svg:x1="9.701cm" svg:y1="3.738cm" svg:x2="10.2cm" svg:y2="3.738cm"><text:p/></draw:line><draw:line text:anchor-type="paragraph" draw:z-index="59" draw:name="Shape1" draw:style-name="gr3" draw:text-style-name="P16" svg:x1="8.204cm" svg:y1="3.711cm" svg:x2="8.703cm" svg:y2="3.711cm"><text:p/></draw:line><draw:line text:anchor-type="paragraph" draw:z-index="60" draw:name="Shape4" draw:style-name="gr4" draw:text-style-name="P15" svg:x1="8.204cm" svg:y1="1.715cm" svg:x2="8.204cm" svg:y2="3.712cm"><text:p/></draw:line><draw:line text:anchor-type="paragraph" draw:z-index="61" draw:name="Shape5" draw:style-name="gr4" draw:text-style-name="P15" svg:x1="7.705cm" svg:y1="3.711cm" svg:x2="8.204cm" svg:y2="3.711cm"><text:p/></draw:line><draw:frame text:anchor-type="paragraph" draw:z-index="62" draw:name="Shape6" draw:style-name="gr6" draw:text-style-name="P17" svg:width="0.5cm" svg:height="0.5cm" svg:x="9.451cm" svg:y="2.713cm"><draw:text-box><text:p>-</text:p></draw:text-box></draw:frame><draw:frame text:anchor-type="paragraph" draw:z-index="63" draw:name="Shape6" draw:style-name="gr6" draw:text-style-name="P17" svg:width="0.5cm" svg:height="0.5cm" svg:x="8.453cm" svg:y="3.212cm"><draw:text-box><text:p>+</text:p></draw:text-box></draw:frame><draw:line text:anchor-type="paragraph" draw:z-index="64" draw:name="Shape1" draw:style-name="gr3" draw:text-style-name="P16" svg:x1="5.209cm" svg:y1="3.711cm" svg:x2="5.708cm" svg:y2="3.711cm"><text:p/></draw:line><draw:frame text:anchor-type="paragraph" draw:z-index="65" draw:name="Shape6" draw:style-name="gr6" draw:text-style-name="P19" svg:width="0.5cm" svg:height="0.5cm" svg:x="4.71cm" svg:y="3.212cm"><draw:text-box><text:p text:style-name="P18"><text:span text:style-name="T14">...</text:span></text:p></draw:text-box></draw:frame><draw:frame text:anchor-type="paragraph" draw:z-index="66" draw:name="Shape6" draw:style-name="gr6" draw:text-style-name="P19" svg:width="0.5cm" svg:height="0.5cm" svg:x="11.698cm" svg:y="3.201cm"><draw:text-box><text:p text:style-name="P18"><text:span text:style-name="T14">...</text:span></text:p></draw:text-box></draw:frame><draw:line text:anchor-type="paragraph" draw:z-index="67" draw:name="Shape5" draw:style-name="gr4" draw:text-style-name="P15" svg:x1="5.708cm" svg:y1="3.711cm" svg:x2="6.207cm" svg:y2="3.711cm"><text:p/></draw:line><draw:line text:anchor-type="paragraph" draw:z-index="68" draw:name="Shape5" draw:style-name="gr4" draw:text-style-name="P15" svg:x1="6.706cm" svg:y1="3.711cm" svg:x2="7.704cm" svg:y2="3.711cm"><text:p/></draw:line><draw:line text:anchor-type="paragraph" draw:z-index="69" draw:name="Shape5" draw:style-name="gr4" draw:text-style-name="P15" svg:x1="6.207cm" svg:y1="3.711cm" svg:x2="6.706cm" svg:y2="3.461cm"><text:p/></draw:line><draw:frame text:anchor-type="paragraph" draw:z-index="70" draw:name="Shape6" draw:style-name="gr6" draw:text-style-name="P17" svg:width="0.5cm" svg:height="0.59cm" svg:x="5.708cm" svg:y="2.962cm"><draw:text-box><text:p>f<text:span text:style-name="T15">s</text:span></text:p></draw:text-box></draw:frame><draw:frame text:anchor-type="paragraph" draw:z-index="71" draw:name="Shape6" draw:style-name="gr7" draw:text-style-name="P17" svg:width="0.75cm" svg:height="1.077cm" svg:x="7.205cm" svg:y="2.872cm"><draw:text-box><text:p>f<text:span text:style-name="T15">s</text:span><text:span text:style-name="T11">/R</text:span></text:p></draw:text-box></draw:frame><draw:custom-shape text:anchor-type="paragraph" draw:z-index="72" draw:name="Shape7" draw:style-name="gr9" draw:text-style-name="P16" svg:width="0.5cm" svg:height="4cm" draw:transform="rotate (-1.5707963267949) translate (4.95829166666667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73" draw:name="Shape6" draw:style-name="gr10" draw:text-style-name="P17" svg:width="4.7cm" svg:height="0.59cm" svg:x="0.96cm" svg:y="0.127cm"><draw:text-box><text:p>Integrator section, N stages</text:p></draw:text-box></draw:frame><draw:custom-shape text:anchor-type="paragraph" draw:z-index="74" draw:name="Shape7" draw:style-name="gr11" draw:text-style-name="P16" svg:width="0.5cm" svg:height="4.243cm" draw:transform="rotate (-1.5707963267949) translate (12.1972916666667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75" draw:name="Shape6" draw:style-name="gr10" draw:text-style-name="P17" svg:width="4.194cm" svg:height="0.59cm" svg:x="7.955cm" svg:y="0.127cm"><draw:text-box><text:p>Comb section, N stages</text:p></draw:text-box></draw:frame><draw:line text:anchor-type="paragraph" draw:z-index="76" draw:name="Shape5" draw:style-name="gr4" draw:text-style-name="P15" svg:x1="1.715cm" svg:y1="2.702cm" svg:x2="4.211cm" svg:y2="2.702cm"><text:p/></draw:line><draw:line text:anchor-type="paragraph" draw:z-index="77" draw:name="Shape4" draw:style-name="gr4" draw:text-style-name="P15" svg:x1="4.21cm" svg:y1="2.702cm" svg:x2="4.21cm" svg:y2="3.7cm"><text:p/></draw:line><draw:custom-shape text:anchor-type="paragraph" draw:z-index="78" draw:name="Shape3" draw:style-name="gr2" draw:text-style-name="P16" svg:width="0.999cm" svg:height="0.999cm" svg:x="10.201cm" svg:y="3.201cm"><text:p text:style-name="P15">z<text:span text:style-name="T13">-1</text:span></text:p><draw:enhanced-geometry svg:viewBox="0 0 21600 21600" draw:type="rectangle" draw:enhanced-path="M 0 0 L 21600 0 21600 21600 0 21600 0 0 Z N"/></draw:custom-shape><draw:line text:anchor-type="paragraph" draw:z-index="79" draw:name="Shape1" draw:style-name="gr3" draw:text-style-name="P16" svg:x1="11.199cm" svg:y1="3.701cm" svg:x2="11.698cm" svg:y2="3.701cm"><text:p/></draw:line></text:p></draw:text-box></draw:frame></text:p>
      <text:p text:style-name="P13">Figure <text:sequence text:ref-name="refFigure1" text:name="Figure" text:formula="ooow:Figure+1" style:num-format="1">2</text:sequence>: CIC decimator, pipelined.</text:p>
      <text:p text:style-name="P7">This structure <text:span text:style-name="T9">is</text:span> generated with parameter SMALL_FOOTPRINT=<text:span text:style-name="T4">0</text:span></text:p>
      <text:p text:style-name="P9">This structure requires half more registers <text:span text:style-name="T5">with M=1</text:span> due to additional registers in comb part of filter.</text:p>
      <text:p text:style-name="P9">But if R is large enough then <text:span text:style-name="T5">no high speed in comb part required. If adder yields result for time less than T</text:span><text:span text:style-name="T7">samp</text:span><text:span text:style-name="T5"> and after decimation period of sample is T</text:span><text:span text:style-name="T7">samp</text:span><text:span text:style-name="T5">*R then in comb part time to calculate every sample is R times more. If N is less than R then adders can be tied into chain without registers. This structure uses integrator part of pipelined structure and comb part of non-pipelined structure. </text:span><text:span text:style-name="T5"><text:sequence-ref text:reference-format="category-and-value" text:ref-name="refFigure2">Figure 3</text:sequence-ref></text:span><text:span text:style-name="T5"><text:s/>shows this struscure.</text:span></text:p>
      <text:p text:style-name="P4"><text:soft-page-break/><draw:frame draw:style-name="fr1" draw:name="Frame3" text:anchor-type="as-char" svg:width="16.842cm" draw:z-index="80"><draw:text-box fo:min-height="5.86cm"><text:p text:style-name="Frame_20_contents"><draw:line text:anchor-type="paragraph" draw:z-index="102" draw:name="Shape5" draw:style-name="gr4" draw:text-style-name="P15" svg:x1="6.456cm" svg:y1="3.711cm" svg:x2="6.955cm" svg:y2="3.711cm"><text:p/></draw:line><draw:line text:anchor-type="paragraph" draw:z-index="103" draw:name="Shape5" draw:style-name="gr4" draw:text-style-name="P15" svg:x1="7.454cm" svg:y1="3.711cm" svg:x2="8.452cm" svg:y2="3.711cm"><text:p/></draw:line><draw:line text:anchor-type="paragraph" draw:z-index="104" draw:name="Shape5" draw:style-name="gr4" draw:text-style-name="P15" svg:x1="6.955cm" svg:y1="3.711cm" svg:x2="7.454cm" svg:y2="3.461cm"><text:p/></draw:line><draw:frame text:anchor-type="paragraph" draw:z-index="105" draw:name="Shape6" draw:style-name="gr6" draw:text-style-name="P17" svg:width="0.5cm" svg:height="0.59cm" svg:x="6.456cm" svg:y="2.962cm"><draw:text-box><text:p>f<text:span text:style-name="T15">s</text:span></text:p></draw:text-box></draw:frame><draw:frame text:anchor-type="paragraph" draw:z-index="106" draw:name="Shape6" draw:style-name="gr7" draw:text-style-name="P17" svg:width="0.75cm" svg:height="1.077cm" svg:x="7.953cm" svg:y="2.872cm"><draw:text-box><text:p>f<text:span text:style-name="T15">s</text:span><text:span text:style-name="T11">/R</text:span></text:p></draw:text-box></draw:frame><draw:custom-shape text:anchor-type="paragraph" draw:z-index="81" draw:name="Shape2" draw:style-name="gr1" draw:text-style-name="P16" svg:width="0.999cm" svg:height="0.999cm" svg:x="9.451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3" draw:style-name="gr2" draw:text-style-name="P16" svg:width="0.999cm" svg:height="0.999cm" svg:x="9.451cm" svg:y="1.215cm"><text:p text:style-name="P15">z<text:span text:style-name="T13">-M</text:span></text:p><draw:enhanced-geometry svg:viewBox="0 0 21600 21600" draw:type="rectangle" draw:enhanced-path="M 0 0 L 21600 0 21600 21600 0 21600 0 0 Z N"/></draw:custom-shape><draw:line text:anchor-type="paragraph" draw:z-index="83" draw:name="Shape1" draw:style-name="gr5" draw:text-style-name="P16" svg:x1="9.95cm" svg:y1="2.214cm" svg:x2="9.95cm" svg:y2="3.212cm"><text:p/></draw:line><draw:line text:anchor-type="paragraph" draw:z-index="84" draw:name="Shape1" draw:style-name="gr3" draw:text-style-name="P16" svg:x1="8.952cm" svg:y1="1.715cm" svg:x2="9.451cm" svg:y2="1.715cm"><text:p/></draw:line><draw:line text:anchor-type="paragraph" draw:z-index="85" draw:name="Shape1" draw:style-name="gr3" draw:text-style-name="P16" svg:x1="10.449cm" svg:y1="3.738cm" svg:x2="10.948cm" svg:y2="3.738cm"><text:p/></draw:line><draw:line text:anchor-type="paragraph" draw:z-index="86" draw:name="Shape1" draw:style-name="gr3" draw:text-style-name="P16" svg:x1="8.952cm" svg:y1="3.711cm" svg:x2="9.451cm" svg:y2="3.711cm"><text:p/></draw:line><draw:line text:anchor-type="paragraph" draw:z-index="87" draw:name="Shape4" draw:style-name="gr4" draw:text-style-name="P15" svg:x1="8.952cm" svg:y1="1.715cm" svg:x2="8.952cm" svg:y2="3.712cm"><text:p/></draw:line><draw:line text:anchor-type="paragraph" draw:z-index="88" draw:name="Shape5" draw:style-name="gr4" draw:text-style-name="P15" svg:x1="8.453cm" svg:y1="3.711cm" svg:x2="8.952cm" svg:y2="3.711cm"><text:p/></draw:line><draw:frame text:anchor-type="paragraph" draw:z-index="89" draw:name="Shape6" draw:style-name="gr6" draw:text-style-name="P17" svg:width="0.5cm" svg:height="0.5cm" svg:x="10.199cm" svg:y="2.713cm"><draw:text-box><text:p>-</text:p></draw:text-box></draw:frame><draw:frame text:anchor-type="paragraph" draw:z-index="90" draw:name="Shape6" draw:style-name="gr6" draw:text-style-name="P17" svg:width="0.5cm" svg:height="0.5cm" svg:x="9.2cm" svg:y="3.212cm"><draw:text-box><text:p>+</text:p></draw:text-box></draw:frame><draw:custom-shape text:anchor-type="paragraph" draw:z-index="91" draw:name="Shape2" draw:style-name="gr1" draw:text-style-name="P16" svg:width="0.999cm" svg:height="0.999cm" svg:x="12.696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Shape3" draw:style-name="gr2" draw:text-style-name="P16" svg:width="0.999cm" svg:height="0.999cm" svg:x="12.696cm" svg:y="1.215cm"><text:p text:style-name="P15">z<text:span text:style-name="T13">-M</text:span></text:p><draw:enhanced-geometry svg:viewBox="0 0 21600 21600" draw:type="rectangle" draw:enhanced-path="M 0 0 L 21600 0 21600 21600 0 21600 0 0 Z N"/></draw:custom-shape><draw:line text:anchor-type="paragraph" draw:z-index="93" draw:name="Shape1" draw:style-name="gr5" draw:text-style-name="P16" svg:x1="13.196cm" svg:y1="2.214cm" svg:x2="13.196cm" svg:y2="3.212cm"><text:p/></draw:line><draw:line text:anchor-type="paragraph" draw:z-index="94" draw:name="Shape1" draw:style-name="gr3" draw:text-style-name="P16" svg:x1="12.197cm" svg:y1="1.715cm" svg:x2="12.696cm" svg:y2="1.715cm"><text:p/></draw:line><draw:line text:anchor-type="paragraph" draw:z-index="95" draw:name="Shape1" draw:style-name="gr3" draw:text-style-name="P16" svg:x1="13.695cm" svg:y1="3.738cm" svg:x2="14.194cm" svg:y2="3.738cm"><text:p/></draw:line><draw:line text:anchor-type="paragraph" draw:z-index="96" draw:name="Shape1" draw:style-name="gr3" draw:text-style-name="P16" svg:x1="12.197cm" svg:y1="3.711cm" svg:x2="12.696cm" svg:y2="3.711cm"><text:p/></draw:line><draw:line text:anchor-type="paragraph" draw:z-index="97" draw:name="Shape4" draw:style-name="gr4" draw:text-style-name="P15" svg:x1="12.197cm" svg:y1="1.715cm" svg:x2="12.197cm" svg:y2="3.712cm"><text:p/></draw:line><draw:line text:anchor-type="paragraph" draw:z-index="98" draw:name="Shape5" draw:style-name="gr4" draw:text-style-name="P15" svg:x1="11.698cm" svg:y1="3.711cm" svg:x2="12.197cm" svg:y2="3.711cm"><text:p/></draw:line><draw:frame text:anchor-type="paragraph" draw:z-index="99" draw:name="Shape6" draw:style-name="gr6" draw:text-style-name="P17" svg:width="0.5cm" svg:height="0.5cm" svg:x="13.444cm" svg:y="2.713cm"><draw:text-box><text:p>-</text:p></draw:text-box></draw:frame><draw:frame text:anchor-type="paragraph" draw:z-index="100" draw:name="Shape6" draw:style-name="gr6" draw:text-style-name="P17" svg:width="0.5cm" svg:height="0.5cm" svg:x="12.446cm" svg:y="3.212cm"><draw:text-box><text:p>+</text:p></draw:text-box></draw:frame><draw:frame text:anchor-type="paragraph" draw:z-index="101" draw:name="Shape6" draw:style-name="gr6" draw:text-style-name="P19" svg:width="0.5cm" svg:height="0.5cm" svg:x="11.199cm" svg:y="3.212cm"><draw:text-box><text:p text:style-name="P18"><text:span text:style-name="T14">...</text:span></text:p></draw:text-box></draw:frame><draw:custom-shape text:anchor-type="paragraph" draw:z-index="107" draw:name="Shape7" draw:style-name="gr8" draw:text-style-name="P16" svg:width="0.5cm" svg:height="5.497cm" draw:transform="rotate (-1.5707963267949) translate (14.1993055555556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08" draw:name="Shape2" draw:style-name="gr1" draw:text-style-name="P16" svg:width="0.999cm" svg:height="0.999cm" svg:x="1.963cm" svg:y="3.212cm"><text:p text:style-name="P15">Σ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3" draw:style-name="gr2" draw:text-style-name="P16" svg:width="0.999cm" svg:height="0.999cm" svg:x="3.461cm" svg:y="3.201cm"><text:p text:style-name="P15">z<text:span text:style-name="T13">-1</text:span></text:p><draw:enhanced-geometry svg:viewBox="0 0 21600 21600" draw:type="rectangle" draw:enhanced-path="M 0 0 L 21600 0 21600 21600 0 21600 0 0 Z N"/></draw:custom-shape><draw:line text:anchor-type="paragraph" draw:z-index="110" draw:name="Shape1" draw:style-name="gr3" draw:text-style-name="P16" svg:x1="2.462cm" svg:y1="2.702cm" svg:x2="2.462cm" svg:y2="3.212cm"><text:p/></draw:line><draw:line text:anchor-type="paragraph" draw:z-index="111" draw:name="Shape1" draw:style-name="gr3" draw:text-style-name="P16" svg:x1="4.459cm" svg:y1="3.701cm" svg:x2="5.457cm" svg:y2="3.701cm"><text:p/></draw:line><draw:line text:anchor-type="paragraph" draw:z-index="112" draw:name="Shape1" draw:style-name="gr3" draw:text-style-name="P16" svg:x1="1.464cm" svg:y1="3.711cm" svg:x2="1.963cm" svg:y2="3.711cm"><text:p/></draw:line><draw:line text:anchor-type="paragraph" draw:z-index="113" draw:name="Shape5" draw:style-name="gr4" draw:text-style-name="P15" svg:x1="2.962cm" svg:y1="3.711cm" svg:x2="3.461cm" svg:y2="3.711cm"><text:p/></draw:line><draw:line text:anchor-type="paragraph" draw:z-index="114" draw:name="Shape1" draw:style-name="gr3" draw:text-style-name="P16" svg:x1="5.957cm" svg:y1="3.711cm" svg:x2="6.456cm" svg:y2="3.711cm"><text:p/></draw:line><draw:frame text:anchor-type="paragraph" draw:z-index="115" draw:name="Shape6" draw:style-name="gr6" draw:text-style-name="P19" svg:width="0.5cm" svg:height="0.5cm" svg:x="5.457cm" svg:y="3.212cm"><draw:text-box><text:p text:style-name="P18"><text:span text:style-name="T14">...</text:span></text:p></draw:text-box></draw:frame><draw:custom-shape text:anchor-type="paragraph" draw:z-index="116" draw:name="Shape7" draw:style-name="gr9" draw:text-style-name="P16" svg:width="0.5cm" svg:height="4cm" draw:transform="rotate (-1.5707963267949) translate (5.70618055555556cm 0.716138888888889cm)"><text:p/><draw:enhanced-geometry svg:viewBox="0 0 21600 21600" draw:glue-points="21600 0 0 10800 21600 21600" draw:text-areas="13800 ?f9 21600 ?f10" draw:type="left-brace" draw:modifiers="1805.29723366686 10768.2165979988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117" draw:name="Shape5" draw:style-name="gr4" draw:text-style-name="P15" svg:x1="2.462cm" svg:y1="2.702cm" svg:x2="4.958cm" svg:y2="2.702cm"><text:p/></draw:line><draw:line text:anchor-type="paragraph" draw:z-index="118" draw:name="Shape4" draw:style-name="gr4" draw:text-style-name="P15" svg:x1="4.958cm" svg:y1="2.702cm" svg:x2="4.958cm" svg:y2="3.7cm"><text:p/></draw:line><draw:frame text:anchor-type="paragraph" draw:z-index="122" draw:name="Shape6" draw:style-name="gr10" draw:text-style-name="P17" svg:width="4.7cm" svg:height="0.59cm" svg:x="1.291cm" svg:y="0.155cm"><draw:text-box><text:p>Integrator section, N stages</text:p></draw:text-box></draw:frame><draw:frame text:anchor-type="paragraph" draw:z-index="123" draw:name="Shape6" draw:style-name="gr10" draw:text-style-name="P17" svg:width="4.194cm" svg:height="0.59cm" svg:x="9.329cm" svg:y="0.155cm"><draw:text-box><text:p>Comb section, N stages</text:p></draw:text-box></draw:frame></text:p></draw:text-box></draw:frame></text:p>
      <text:p text:style-name="P14">Figure <text:sequence text:ref-name="refFigure2" text:name="Figure" text:formula="ooow:Figure+1" style:num-format="1">3</text:sequence>: CIC decimator, <text:span text:style-name="T9">combined.</text:span></text:p>
      <text:p text:style-name="P8">This structure <text:span text:style-name="T9">is</text:span> generated with parameter SMALL_FOOTPRINT=<text:span text:style-name="T9">1</text:span></text:p>
      <text:h text:style-name="Heading_20_1" text:outline-level="1">Frequency characteristics</text:h>
      <text:p text:style-name="P5">Transfer function of <text:span text:style-name="T2">the</text:span> filter is </text:p>
      <text:p text:style-name="P5"><draw:frame draw:style-name="fr2" draw:name="Object1" text:anchor-type="as-char" svg:y="-0.681cm" svg:width="3.318cm" svg:height="1.1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Amplitude response</text:p>
      <text:p text:style-name="P10"><draw:frame draw:style-name="fr2" draw:name="Object2" text:anchor-type="as-char" svg:y="-0.711cm" svg:width="4.429cm" svg:height="1.617cm" draw:z-index="119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Bits pruning</text:h>
      <text:p text:style-name="P11">If the number of bits in the input data stream is B<text:span text:style-name="T6">in</text:span><text:span text:style-name="T8">p </text:span><text:span text:style-name="T11">,</text:span> then first stage requires </text:p>
      <text:p text:style-name="P11"><draw:frame draw:style-name="fr2" draw:name="Object3" text:anchor-type="as-char" svg:y="-0.413cm" svg:width="5.196cm" svg:height="0.594cm" draw:z-index="124"><draw:object xlink:href="./Object 3" xlink:type="simple" xlink:show="embed" xlink:actuate="onLoad"/><draw:image xlink:href="./ObjectReplacements/Object 3" xlink:type="simple" xlink:show="embed" xlink:actuate="onLoad"/></draw:frame>.</text:p>
      <text:p text:style-name="P12">In next stages bits truncated according to Hogenauer bits pruning theory.</text:p>
      <text:h text:style-name="Heading_20_1" text:outline-level="1">References</text:h>
      <text:p text:style-name="P12">Hogenauer, E. B., "An Economical Class of Digital Filters for Decimation and Interpolation",</text:p>
      <text:p text:style-name="P12">IEEE® Transactions on Acoustics, Speech, and Signal Processing, Vol. ASSP-29, No. 2, April 1981,</text:p>
      <text:p text:style-name="P12">pp. 155-162.</text:p>
      <text:p text:style-name="P12">U. Meyer-Baese, Digital Signal Processing with Field Programmable Gate Arrays, 2nd Edition, Spinger, 2004, <text:span text:style-name="T12">pp. 256-272.</text:span></text:p>
      <text:p text:style-name="P12">https://www.so-logic.net/documents/trainings/03_so_implementation_of_filters.pdf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Ибрагимов</meta:initial-creator>
    <meta:creation-date>2019-08-23T10:14:48</meta:creation-date>
    <dc:date>2019-08-23T11:57:54.166000000</dc:date>
    <dc:creator>Егор Ибрагимов</dc:creator>
    <meta:editing-duration>PT1M22S</meta:editing-duration>
    <meta:editing-cycles>2</meta:editing-cycles>
    <meta:generator>LibreOffice/6.1.0.3$Windows_x86 LibreOffice_project/efb621ed25068d70781dc026f7e9c5187a4decd1</meta:generator>
    <meta:document-statistic meta:table-count="0" meta:image-count="0" meta:object-count="3" meta:page-count="2" meta:paragraph-count="30" meta:word-count="294" meta:character-count="1975" meta:non-whitespace-character-count="1704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frac>
                <mrow>
                  <mn>1</mn>
                  <mo stretchy="false">−</mo>
                  <msup>
                    <mi>z</mi>
                    <mi mathvariant="italic">RM</mi>
                  </msup>
                </mrow>
                <mrow>
                  <mn>1</mn>
                  <mo stretchy="false">−</mo>
                  <msup>
                    <mi>z</mi>
                    <mrow>
                      <mo stretchy="false">−</mo>
                      <mn>1</mn>
                    </mrow>
                  </msup>
                </mrow>
              </mfrac>
            </mrow>
            <mo fence="true" stretchy="false">)</mo>
          </mrow>
          <mi>N</mi>
        </msup>
      </mrow>
    </mrow>
    <annotation encoding="StarMath 5.0">H( z )=( {{1-z^{RM}}over{1-z^-1}} )^N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row>
            <mi>H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|</mo>
      </mrow>
      <mo stretchy="false">=</mo>
      <msup>
        <mrow>
          <mo fence="true" stretchy="false">(</mo>
          <mrow>
            <mfrac>
              <mrow>
                <mi>sin</mi>
                <mrow>
                  <mo fence="true" stretchy="false">(</mo>
                  <mrow>
                    <mrow>
                      <mi>π</mi>
                      <mi>f</mi>
                      <mi>M</mi>
                    </mrow>
                  </mrow>
                  <mo fence="true" stretchy="false">)</mo>
                </mrow>
              </mrow>
              <mrow>
                <mi>sin</mi>
                <mrow>
                  <mo fence="true" stretchy="false">(</mo>
                  <mrow>
                    <mfrac>
                      <mrow>
                        <mi>π</mi>
                        <mi>f</mi>
                      </mrow>
                      <mi>R</mi>
                    </mfrac>
                  </mrow>
                  <mo fence="true" stretchy="false">)</mo>
                </mrow>
              </mrow>
            </mfrac>
          </mrow>
          <mo fence="true" stretchy="false">)</mo>
        </mrow>
        <mi>N</mi>
      </msup>
    </mrow>
    <annotation encoding="StarMath 5.0">lline H (f)  rline = ( {sin(%pi f M)} over {sin({%pi f} over {R})} ) ^N</annotation>
  </semantics>
</math>
</file>

<file path=Object 3/content.xml><?xml version="1.0" encoding="utf-8"?>
<math xmlns="http://www.w3.org/1998/Math/MathML" display="block">
  <semantics>
    <mrow>
      <msub>
        <mi>B</mi>
        <mi mathvariant="italic">max</mi>
      </msub>
      <mo stretchy="false">=</mo>
      <mrow>
        <mo fence="true" stretchy="true">⌈</mo>
        <mrow>
          <mrow>
            <mi>N</mi>
            <msub>
              <mi>log</mi>
              <mn>2</mn>
            </msub>
            <mrow>
              <mrow>
                <mo fence="true" stretchy="false">(</mo>
                <mrow>
                  <mi mathvariant="italic">RM</mi>
                </mrow>
                <mo fence="true" stretchy="false">)</mo>
              </mrow>
              <mo stretchy="false">+</mo>
              <msub>
                <mi>B</mi>
                <mi mathvariant="italic">inp</mi>
              </msub>
              <mo stretchy="false">−</mo>
              <mn>1</mn>
            </mrow>
          </mrow>
        </mrow>
        <mo fence="true" stretchy="true">⌉</mo>
      </mrow>
    </mrow>
    <annotation encoding="StarMath 5.0">B_max= left lceil N log_2(RM)+B_inp - 1 right rceil </annotation>
  </semantics>
</math>
</file>